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</office:automatic-styles>
  <office:body>
    <office:text>
      <text:list text:style-name="LS1" xml:id="list0">
        <text:list-item>
          <text:p text:style-name="P1"><text:span text:style-name="T1_1">Write</text:span><text:span text:style-name="T1_2"><text:s/></text:span><text:span text:style-name="T1_3">a</text:span><text:span text:style-name="T1_4"><text:s/></text:span><text:span text:style-name="T1_5">program</text:span><text:span text:style-name="T1_6"><text:s/></text:span><text:span text:style-name="T1_7">that</text:span><text:span text:style-name="T1_8"><text:s/></text:span><text:span text:style-name="T1_9">declares</text:span><text:span text:style-name="T1_10"><text:s/></text:span><text:span text:style-name="T1_11">two</text:span><text:span text:style-name="T1_12"><text:s/></text:span><text:span text:style-name="T1_13">integer</text:span><text:span text:style-name="T1_14"><text:s/></text:span><text:span text:style-name="T1_15">variables</text:span><text:span text:style-name="T1_16"><text:s/></text:span><text:span text:style-name="T1_17">and</text:span><text:span text:style-name="T1_18"><text:s/></text:span><text:span text:style-name="T1_19">two</text:span><text:span text:style-name="T1_20"><text:s/></text:span><text:span text:style-name="T1_21">double</text:span><text:span text:style-name="T1_22"><text:s/></text:span><text:span text:style-name="T1_23">variables</text:span><text:span text:style-name="T1_24">.<text:s/></text:span><text:span text:style-name="T1_25">Add</text:span><text:span text:style-name="T1_26"><text:s/></text:span><text:span text:style-name="T1_27">and</text:span><text:span text:style-name="T1_28"><text:s/></text:span><text:span text:style-name="T1_29">subtract</text:span><text:span text:style-name="T1_30"><text:s/></text:span><text:span text:style-name="T1_31">each</text:span><text:span text:style-name="T1_32"><text:s/></text:span><text:span text:style-name="T1_33">of</text:span><text:span text:style-name="T1_34"><text:s/></text:span><text:span text:style-name="T1_35">your</text:span><text:span text:style-name="T1_36"><text:s/></text:span><text:span text:style-name="T1_37">declared</text:span><text:span text:style-name="T1_38"><text:s/></text:span><text:span text:style-name="T1_39">integer</text:span><text:span text:style-name="T1_40"><text:s/></text:span><text:span text:style-name="T1_41">variables</text:span><text:span text:style-name="T1_42"><text:s/></text:span><text:span text:style-name="T1_43">by</text:span><text:span text:style-name="T1_44"><text:s/></text:span><text:span text:style-name="T1_45">five</text:span><text:span text:style-name="T1_46">.<text:s/></text:span><text:span text:style-name="T1_47">Then</text:span><text:span text:style-name="T1_48"><text:s/></text:span><text:span text:style-name="T1_49">add</text:span><text:span text:style-name="T1_50"><text:s/></text:span><text:span text:style-name="T1_51">and</text:span><text:span text:style-name="T1_52"><text:s/></text:span><text:span text:style-name="T1_53">subtract</text:span><text:span text:style-name="T1_54"><text:s/></text:span><text:span text:style-name="T1_55">your</text:span><text:span text:style-name="T1_56"><text:s/></text:span><text:span text:style-name="T1_57">double</text:span><text:span text:style-name="T1_58"><text:s/></text:span><text:span text:style-name="T1_59">variables</text:span><text:span text:style-name="T1_60"><text:s/></text:span><text:span text:style-name="T1_61">by</text:span><text:span text:style-name="T1_62"><text:s/>7.32.<text:s/></text:span><text:span text:style-name="T1_63">Then</text:span><text:span text:style-name="T1_64"><text:s/></text:span><text:span text:style-name="T1_65">output</text:span><text:span text:style-name="T1_66"><text:s/></text:span><text:span text:style-name="T1_67">each</text:span><text:span text:style-name="T1_68"><text:s/></text:span><text:span text:style-name="T1_69">of</text:span><text:span text:style-name="T1_70"><text:s/></text:span><text:span text:style-name="T1_71">your</text:span><text:span text:style-name="T1_72"><text:s/></text:span><text:span text:style-name="T1_73">results</text:span><text:span text:style-name="T1_74"><text:s/></text:span><text:span text:style-name="T1_75">to</text:span><text:span text:style-name="T1_76"><text:s/></text:span><text:span text:style-name="T1_77">the</text:span><text:span text:style-name="T1_78"><text:s/></text:span><text:span text:style-name="T1_79">screen</text:span><text:span text:style-name="T1_80">.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